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  <text:p text:style-name="P4"><text:soft-page-break/>Sat June 16, 2018 <text:span text:style-name="T1">6.1 miles</text:span></text:p>
      <text:p text:style-name="P4">Warm up: 2.5 miles at various paces including ¼ mile of drills</text:p>
      <text:p text:style-name="P4">Run on the high school track: 5K in 24:48 or 7:59/mile</text:p>
      <text:p text:style-name="P4">Splits: </text:p>
      <text:p text:style-name="P4"><text:tab/>200m 1:00</text:p>
      <text:p text:style-name="P4"><text:tab/>3 x 1600m 7:57, 7:58, 7:53</text:p>
      <text:p text:style-name="P4">Warm down: ½ mile jog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16T14:19:36.92</dc:date>
    <dc:creator>James Lombardi</dc:creator>
    <meta:editing-duration>P3DT7H36M55S</meta:editing-duration>
    <meta:editing-cycles>311</meta:editing-cycles>
    <meta:generator>OpenOffice/4.1.2$Win32 OpenOffice.org_project/412m3$Build-9782</meta:generator>
    <meta:document-statistic meta:table-count="0" meta:image-count="0" meta:object-count="0" meta:page-count="2" meta:paragraph-count="39" meta:word-count="387" meta:character-count="1886"/>
  </office:meta>
</office:document-meta>
</file>